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d ein zweites Ma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7:47:27.50</meta:creation-date>
    <dc:date>2018-04-23T17:50:14.75</dc:date>
    <meta:editing-duration>PT1M1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" meta:word-count="4" meta:character-count="20"/>
  </office:meta>
</office:document-meta>
</file>